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1">
  <office:scripts/>
  <office:font-face-decls/>
  <office:automatic-styles>
    <style:style style:name="ta-0x98230c0" style:family="table" style:master-page-name="ta-mp-0x98230c0">
      <style:table-properties table:display="true" style:writing-mode="lr-tb"/>
    </style:style>
    <style:style style:name="ta-0x9823218" style:family="table" style:master-page-name="ta-mp-0x9823218">
      <style:table-properties table:display="true" style:writing-mode="lr-tb"/>
    </style:style>
    <style:style style:name="ta-0x9823370" style:family="table" style:master-page-name="ta-mp-0x982337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75%"/>
    </style:style>
    <style:style style:name="AC-superscript" style:family="text">
      <style:text-properties style:text-position="super 75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9803b3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803bf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803cb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64.26pt" style:use-optimal-column-width="true"/>
    </style:style>
    <style:style style:name="ACOL-2" style:family="table-column"/>
    <style:style style:name="AROW-1" style:family="table-row">
      <style:table-row-properties style:row-height="12.36pt" style:use-optimal-row-height="true"/>
    </style:style>
    <style:style style:name="AROW-2" style:family="table-row"/>
    <style:style style:name="AROW-3" style:family="table-row">
      <style:table-row-properties style:row-height="13.50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>
        <table:null-date table:date-value="1899-12-30" table:value-type="date"/>
        <table:iteration table:maximum-difference="0.001" table:status="enable" table:steps="100"/>
      </table:calculation-settings>
      <table:table table:name="INV2011_end" table:style-name="ta-0x98230c0" table:print="false">
        <office:forms form:automatic-focus="false" form:apply-design-mode="false">
          <form:form/>
        </office:forms>
        <table:table-column table:style-name="ACOL-1" table:number-columns-repeated="4"/>
        <table:table-column table:style-name="ACOL-0" table:number-columns-repeated="3"/>
        <table:table-column table:style-name="ACOL-0" table:number-columns-repeated="249"/>
        <table:table-row table:style-name="AROW-1">
          <table:table-cell table:style-name="Gnumeric-default" office:value-type="string" office:string-value="OS-20A1">
            <text:p>OS-20A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0">
            <text:p>30</text:p>
          </table:table-cell>
          <table:table-cell table:style-name="Gnumeric-default" table:formula="of:=[.B1]*[.C1]" office:value-type="float" office:value="30">
            <text:p>30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 office:value-type="string" office:string-value="LMLBT4M">
            <text:p>LMLBT4M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20">
            <text:p>20</text:p>
          </table:table-cell>
          <table:table-cell table:style-name="Gnumeric-default" table:formula="of:=[.B2]*[.C2]" office:value-type="float" office:value="120">
            <text:p>120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 office:value-type="string" office:string-value="LML26415">
            <text:p>LML26415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00">
            <text:p>200</text:p>
          </table:table-cell>
          <table:table-cell table:style-name="Gnumeric-default" table:formula="of:=[.B3]*[.C3]" office:value-type="float" office:value="600">
            <text:p>600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 office:value-type="string" office:string-value="CF-SATA">
            <text:p>CF-SATA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Gnumeric-default" table:formula="of:=[.B4]*[.C4]" office:value-type="float" office:value="120">
            <text:p>120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 office:value-type="string" office:string-value="CF-4G">
            <text:p>CF-4G</text:p>
          </table:table-cell>
          <table:table-cell table:style-name="Gnumeric-default" office:value-type="float" office:value="80">
            <text:p>80</text:p>
          </table:table-cell>
          <table:table-cell table:style-name="Gnumeric-default" office:value-type="float" office:value="30">
            <text:p>30</text:p>
          </table:table-cell>
          <table:table-cell table:style-name="Gnumeric-default" table:formula="of:=[.B5]*[.C5]" office:value-type="float" office:value="2400">
            <text:p>2400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 office:value-type="string" office:string-value="LP-802W">
            <text:p>LP-802W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0">
            <text:p>20</text:p>
          </table:table-cell>
          <table:table-cell table:style-name="Gnumeric-default" table:formula="of:=[.B6]*[.C6]" office:value-type="float" office:value="20">
            <text:p>20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 office:value-type="string" office:string-value="LMLTW44">
            <text:p>LMLTW44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65">
            <text:p>65</text:p>
          </table:table-cell>
          <table:table-cell table:style-name="Gnumeric-default" table:formula="of:=[.B7]*[.C7]" office:value-type="float" office:value="585">
            <text:p>585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 office:value-type="string" office:string-value="AVN314">
            <text:p>AVN314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150">
            <text:p>150</text:p>
          </table:table-cell>
          <table:table-cell table:style-name="Gnumeric-default" table:formula="of:=[.B8]*[.C8]" office:value-type="float" office:value="1650">
            <text:p>1650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 office:value-type="string" office:string-value="AVN363">
            <text:p>AVN363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00">
            <text:p>200</text:p>
          </table:table-cell>
          <table:table-cell table:style-name="Gnumeric-default" table:formula="of:=[.B9]*[.C9]" office:value-type="float" office:value="600">
            <text:p>600</text:p>
          </table:table-cell>
          <table:table-cell table:number-columns-repeated="252" table:style-name="Gnumeric-default"/>
        </table:table-row>
        <table:table-row table:style-name="AROW-1">
          <table:table-cell table:number-columns-repeated="256" table:style-name="Gnumeric-default"/>
        </table:table-row>
        <table:table-row table:style-name="AROW-1">
          <table:table-cell table:number-columns-repeated="3" table:style-name="Gnumeric-default"/>
          <table:table-cell table:style-name="Gnumeric-default" table:formula="of:=SUM([.D1:.D10])" office:value-type="float" office:value="6125">
            <text:p>6125</text:p>
          </table:table-cell>
          <table:table-cell table:number-columns-repeated="252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3">
          <table:table-cell table:style-name="Gnumeric-default" office:value-type="string" office:string-value="December 2012 inventory">
            <text:p>December 2012 inventory</text:p>
          </table:table-cell>
          <table:table-cell table:number-columns-repeated="255" table:style-name="Gnumeric-default"/>
        </table:table-row>
        <table:table-row table:style-name="AROW-3">
          <table:table-cell table:style-name="Gnumeric-default" office:value-type="string" office:string-value="AVM301Z">
            <text:p>AVM301Z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3">
          <table:table-cell table:style-name="Gnumeric-default" office:value-type="string" office:string-value="AVN216Z">
            <text:p>AVN216Z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3">
          <table:table-cell table:style-name="Gnumeric-default" office:value-type="string" office:string-value="AVM217Z">
            <text:p>AVM217Z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3">
          <table:table-cell table:style-name="Gnumeric-default" office:value-type="string" office:string-value="AVM328ZA">
            <text:p>AVM328ZA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3">
          <table:table-cell table:style-name="Gnumeric-default" office:value-type="string" office:string-value="AVM357ZAN">
            <text:p>AVM357ZAN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3">
          <table:table-cell table:style-name="Gnumeric-default" office:value-type="string" office:string-value="Lied90SHP">
            <text:p>Lied90SHP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3">
          <table:table-cell table:style-name="Gnumeric-default" office:value-type="string" office:string-value="AVN257ZN">
            <text:p>AVN257ZN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3">
          <table:table-cell table:style-name="Gnumeric-default" office:value-type="string" office:string-value="AT98SC">
            <text:p>AT98SC</text:p>
          </table:table-cell>
          <table:table-cell table:style-name="Gnumeric-default" office:value-type="float" office:value="4">
            <text:p>4</text:p>
          </table:table-cell>
          <table:table-cell table:number-columns-repeated="254" table:style-name="Gnumeric-default"/>
        </table:table-row>
        <table:table-row table:style-name="AROW-3">
          <table:table-cell table:style-name="Gnumeric-default" office:value-type="string" office:string-value="LIC120">
            <text:p>LIC120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3">
          <table:table-cell table:style-name="Gnumeric-default" office:value-type="string" office:string-value="AVN80X">
            <text:p>AVN80X</text:p>
          </table:table-cell>
          <table:table-cell table:style-name="Gnumeric-default" office:value-type="float" office:value="15">
            <text:p>15</text:p>
          </table:table-cell>
          <table:table-cell table:number-columns-repeated="254" table:style-name="Gnumeric-default"/>
        </table:table-row>
        <table:table-row table:style-name="AROW-3">
          <table:table-cell table:style-name="Gnumeric-default" office:value-type="string" office:string-value="AVN314Z">
            <text:p>AVN314Z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150">
            <text:p>150</text:p>
          </table:table-cell>
          <table:table-cell table:style-name="Gnumeric-default"/>
          <table:table-cell table:style-name="Gnumeric-default" table:formula="of:=[.B24]*[.C24]" office:value-type="float" office:value="1650">
            <text:p>1650</text:p>
          </table:table-cell>
          <table:table-cell table:number-columns-repeated="251" table:style-name="Gnumeric-default"/>
        </table:table-row>
        <table:table-row table:style-name="AROW-3">
          <table:table-cell table:style-name="Gnumeric-default" office:value-type="string" office:string-value="AVN363ZVN">
            <text:p>AVN363ZVN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00">
            <text:p>200</text:p>
          </table:table-cell>
          <table:table-cell table:style-name="Gnumeric-default"/>
          <table:table-cell table:style-name="Gnumeric-default" table:formula="of:=[.B25]*[.C25]" office:value-type="float" office:value="600">
            <text:p>600</text:p>
          </table:table-cell>
          <table:table-cell table:number-columns-repeated="251" table:style-name="Gnumeric-default"/>
        </table:table-row>
        <table:table-row table:style-name="AROW-3">
          <table:table-cell table:style-name="Gnumeric-default" office:value-type="string" office:string-value="AVX931ZV">
            <text:p>AVX931ZV</text:p>
          </table:table-cell>
          <table:table-cell table:style-name="Gnumeric-default" office:value-type="float" office:value="2">
            <text:p>2</text:p>
          </table:table-cell>
          <table:table-cell table:number-columns-repeated="254" table:style-name="Gnumeric-default"/>
        </table:table-row>
        <table:table-row table:style-name="AROW-3">
          <table:table-cell table:style-name="Gnumeric-default" office:value-type="string" office:string-value="4GB">
            <text:p>4GB</text:p>
          </table:table-cell>
          <table:table-cell table:style-name="Gnumeric-default" office:value-type="float" office:value="70">
            <text:p>70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string" office:string-value="CF-4G">
            <text:p>CF-4G</text:p>
          </table:table-cell>
          <table:table-cell table:style-name="Gnumeric-default" table:formula="of:=[.B27]*[.C27]" office:value-type="float" office:value="2100">
            <text:p>2100</text:p>
          </table:table-cell>
          <table:table-cell table:number-columns-repeated="251" table:style-name="Gnumeric-default"/>
        </table:table-row>
        <table:table-row table:style-name="AROW-3">
          <table:table-cell table:style-name="Gnumeric-default" office:value-type="string" office:string-value="LML26415">
            <text:p>LML26415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00">
            <text:p>200</text:p>
          </table:table-cell>
          <table:table-cell table:style-name="Gnumeric-default"/>
          <table:table-cell table:style-name="Gnumeric-default" table:formula="of:=[.B28]*[.C28]" office:value-type="float" office:value="600">
            <text:p>600</text:p>
          </table:table-cell>
          <table:table-cell table:number-columns-repeated="251" table:style-name="Gnumeric-default"/>
        </table:table-row>
        <table:table-row table:style-name="AROW-3">
          <table:table-cell table:style-name="Gnumeric-default" office:value-type="string" office:string-value="LMLBT4M">
            <text:p>LMLBT4M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20">
            <text:p>20</text:p>
          </table:table-cell>
          <table:table-cell table:style-name="Gnumeric-default"/>
          <table:table-cell table:style-name="Gnumeric-default" table:formula="of:=[.B29]*[.C29]" office:value-type="float" office:value="100">
            <text:p>100</text:p>
          </table:table-cell>
          <table:table-cell table:number-columns-repeated="251" table:style-name="Gnumeric-default"/>
        </table:table-row>
        <table:table-row table:style-name="AROW-3">
          <table:table-cell table:style-name="Gnumeric-default" office:value-type="string" office:string-value="OS-20A1">
            <text:p>OS-20A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0">
            <text:p>30</text:p>
          </table:table-cell>
          <table:table-cell table:style-name="Gnumeric-default"/>
          <table:table-cell table:style-name="Gnumeric-default" table:formula="of:=[.B30]*[.C30]" office:value-type="float" office:value="30">
            <text:p>30</text:p>
          </table:table-cell>
          <table:table-cell table:number-columns-repeated="251" table:style-name="Gnumeric-default"/>
        </table:table-row>
        <table:table-row table:style-name="AROW-3">
          <table:table-cell table:style-name="Gnumeric-default" office:value-type="string" office:string-value="LP802W">
            <text:p>LP802W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0">
            <text:p>20</text:p>
          </table:table-cell>
          <table:table-cell table:style-name="Gnumeric-default"/>
          <table:table-cell table:style-name="Gnumeric-default" table:formula="of:=[.B31]*[.C31]" office:value-type="float" office:value="20">
            <text:p>20</text:p>
          </table:table-cell>
          <table:table-cell table:number-columns-repeated="251" table:style-name="Gnumeric-default"/>
        </table:table-row>
        <table:table-row table:style-name="AROW-3">
          <table:table-cell table:style-name="Gnumeric-default" office:value-type="string" office:string-value="TT-6408">
            <text:p>TT-6408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string" office:string-value="LMLTW44">
            <text:p>LMLTW44</text:p>
          </table:table-cell>
          <table:table-cell table:style-name="Gnumeric-default" table:formula="of:=[.B32]*[.C32]" office:value-type="float" office:value="585">
            <text:p>585</text:p>
          </table:table-cell>
          <table:table-cell table:number-columns-repeated="251" table:style-name="Gnumeric-default"/>
        </table:table-row>
        <table:table-row table:style-name="AROW-3">
          <table:table-cell table:style-name="Gnumeric-default" office:value-type="string" office:string-value="FZX-5007">
            <text:p>FZX-5007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string" office:string-value="CF-SATA">
            <text:p>CF-SATA</text:p>
          </table:table-cell>
          <table:table-cell table:style-name="Gnumeric-default" table:formula="of:=[.B33]*[.C33]" office:value-type="float" office:value="40">
            <text:p>40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3">
          <table:table-cell table:number-columns-repeated="4" table:style-name="Gnumeric-default"/>
          <table:table-cell table:style-name="Gnumeric-default" table:formula="of:=SUM([.E24:.E33])" office:value-type="float" office:value="5725">
            <text:p>5725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8" table:style-name="Gnumeric-default"/>
          <table:table-cell table:number-columns-repeated="56" table:style-name="Gnumeric-default"/>
          <table:table-cell table:number-columns-repeated="192" table:style-name="Gnumeric-default"/>
        </table:table-row>
        <table:table-row table:style-name="AROW-0" table:number-rows-repeated="12">
          <table:table-cell table:number-columns-repeated="8" table:style-name="Gnumeric-default"/>
          <table:table-cell table:number-columns-repeated="56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8" table:style-name="Gnumeric-default"/>
          <table:table-cell table:number-columns-repeated="56" table:style-name="Gnumeric-default"/>
          <table:table-cell table:number-columns-repeated="192" table:style-name="Gnumeric-default"/>
        </table:table-row>
        <table:table-row table:style-name="AROW-0" table:number-rows-repeated="207">
          <table:table-cell table:number-columns-repeated="8" table:style-name="Gnumeric-default"/>
          <table:table-cell table:number-columns-repeated="56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64" table:style-name="Gnumeric-default"/>
          <table:table-cell table:number-columns-repeated="192" table:style-name="Gnumeric-default"/>
        </table:table-row>
        <table:table-row table:style-name="AROW-0" table:number-rows-repeated="3839">
          <table:table-cell table:number-columns-repeated="64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 table:number-rows-repeated="61439">
          <table:table-cell table:number-columns-repeated="256" table:style-name="Gnumeric-default"/>
        </table:table-row>
      </table:table>
      <table:table table:name="Sheet2" table:style-name="ta-0x9823218" table:print="false">
        <office:forms form:automatic-focus="false" form:apply-design-mode="false">
          <form:form/>
        </office:forms>
        <table:table-column table:default-cell-style-name="ACE-0x9803bf8" table:style-name="ACOL-1"/>
        <table:table-column table:default-cell-style-name="ACE-0x9803bf8" table:style-name="ACOL-0" table:number-columns-repeated="255"/>
        <table:table-row table:style-name="AROW-1">
          <table:table-cell table:number-columns-repeated="256" table:style-name="ACE-0x9803bf8"/>
        </table:table-row>
        <table:table-row table:style-name="AROW-0">
          <table:table-cell table:number-columns-repeated="256" table:style-name="ACE-0x9803bf8"/>
        </table:table-row>
        <table:table-row table:style-name="AROW-0" table:number-rows-repeated="65534">
          <table:table-cell table:number-columns-repeated="256" table:style-name="ACE-0x9803bf8"/>
        </table:table-row>
      </table:table>
      <table:table table:name="Sheet3" table:style-name="ta-0x9823370" table:print="false">
        <office:forms form:automatic-focus="false" form:apply-design-mode="false">
          <form:form/>
        </office:forms>
        <table:table-column table:default-cell-style-name="ACE-0x9803cb8" table:style-name="ACOL-1"/>
        <table:table-column table:default-cell-style-name="ACE-0x9803cb8" table:style-name="ACOL-0" table:number-columns-repeated="255"/>
        <table:table-row table:style-name="AROW-1">
          <table:table-cell table:number-columns-repeated="256" table:style-name="ACE-0x9803cb8"/>
        </table:table-row>
        <table:table-row table:style-name="AROW-0">
          <table:table-cell table:number-columns-repeated="256" table:style-name="ACE-0x9803cb8"/>
        </table:table-row>
        <table:table-row table:style-name="AROW-0" table:number-rows-repeated="65534">
          <table:table-cell table:number-columns-repeated="256" table:style-name="ACE-0x9803cb8"/>
        </table:table-row>
      </table:table>
      <table:named-expressions>
        <table:named-expression table:name="Sheet_Title" table:expression="&quot;INV2011_end&quot;" table:base-cell-address="$'INV2011_end'.$A$1" gnm:scope="INV2011_end"/>
        <table:named-expression table:name="Print_Area" table:expression="#REF!" table:base-cell-address="$'INV2011_end'.$A$1" gnm:scope="INV2011_end"/>
        <table:named-expression table:name="Sheet_Title" table:expression="&quot;Sheet2&quot;" table:base-cell-address="$'Sheet2'.$A$1" gnm:scope="Sheet2"/>
        <table:named-expression table:name="Print_Area" table:expression="#REF!" table:base-cell-address="$'Sheet2'.$A$1" gnm:scope="Sheet2"/>
        <table:named-expression table:name="Sheet_Title" table:expression="&quot;Sheet3&quot;" table:base-cell-address="$'Sheet3'.$A$1" gnm:scope="Sheet3"/>
        <table:named-expression table:name="Print_Area" table:expression="#REF!" table:base-cell-address="$'Sheet3'.$A$1" gnm:scope="Sheet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1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981f2f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9819148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9850068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98230c0" style:display-name="INV2011_end" style:page-layout-name="pl-0x981f2f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  <style:master-page style:name="ta-mp-0x9823218" style:display-name="Sheet2" style:page-layout-name="pl-0x9819148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  <style:master-page style:name="ta-mp-0x9823370" style:display-name="Sheet3" style:page-layout-name="pl-0x9850068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dc:creator>Vassili Leonov</dc:creator>
    <dc:date>2013-09-15T07:52:07Z</dc:date>
    <meta:creation-date>2012-03-24T09:47:56Z</meta:creation-date>
    <meta:editing-cycles>5</meta:editing-cycles>
    <meta:editing-duration>PT55H29M51S</meta:editing-duration>
    <meta:generator>gnumeric/1.10.17</meta:generator>
    <meta:initial-creator>Vassili Leonov</meta:initial-creator>
  </office:meta>
</office:document-meta>
</file>